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ArgMismatches.add( Invocation invocation , Invocation stubb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ArgMismatch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ArgMismatch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ArgMismatches.format( String testName , MockitoLogger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